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T1" style:family="text">
      <style:text-properties style:font-name="Courier 10 Pitch" fo:font-style="normal" style:font-style-asian="normal" style:font-style-complex="normal"/>
    </style:style>
    <style:style style:name="T2" style:family="text">
      <style:text-properties style:font-name="Liberation Serif1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tice d'utilisation :</text:p>
      <text:p text:style-name="Standard"/>
      <text:p text:style-name="Standard">1 Descriptif général des classes</text:p>
      <text:p text:style-name="Standard"/>
      <text:p text:style-name="Standard">Cette bibliothèque comporte les classes suivantes :</text:p>
      <text:p text:style-name="Standard"/>
      <text:p text:style-name="P1">Data.java</text:p>
      <text:p text:style-name="P1">Settings.java</text:p>
      <text:p text:style-name="P2">Ces deux classes comportent des méthodes publiques pour lire des données afin de les traiter.</text:p>
      <text:p text:style-name="Standard"/>
      <text:p text:style-name="P1">FingerPrint.java</text:p>
      <text:p text:style-name="P1">StaticAnalysis.java</text:p>
      <text:p text:style-name="P1">DynamicAnalysis.java</text:p>
      <text:p text:style-name="P1">Sampling.java</text:p>
      <text:p text:style-name="P1">Icebergs.java</text:p>
      <text:p text:style-name="P1">Mice.java</text:p>
      <text:p text:style-name="P2">Ces six classes comportent des méthodes publiques et permettent d'effectuer l'analyse statistique d'un flux de données.</text:p>
      <text:p text:style-name="Standard"/>
      <text:p text:style-name="P1">MyReader.java</text:p>
      <text:p text:style-name="P1">Element.java</text:p>
      <text:p text:style-name="P1">SamplingBag.java</text:p>
      <text:p text:style-name="P1">CountingBag.java</text:p>
      <text:p text:style-name="P2">Ces quatre classes sont les structures de données utilisées par le programme, leur visibilité est <text:span text:style-name="T1">protected</text:span><text:span text:style-name="T3"> </text:span>et elles ne sont pas destinées à être utilisées en dehors de la bibliothèque.</text:p>
      <text:p text:style-name="Standard"/>
      <text:p text:style-name="P1">HashTest.java</text:p>
      <text:p text:style-name="P2">Cette dernière classe permet de tester la fonction de hachage choisie en effectuant un test du <text:span text:style-name="T2">χ</text:span>².</text:p>
      <text:p text:style-name="Standard"/>
      <text:p text:style-name="Standard">2 Pour démarrer : création d'un flux de données</text:p>
      <text:p text:style-name="Standard">L'ouverture et la lecture d'un flux d'entrée se fait grâce à la classe Data. Elle permet de lire un fichier via son nom ou une page Internet via son URL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31T23:50:52</meta:creation-date>
    <dc:date>2013-06-01T00:25:06</dc:date>
    <meta:editing-duration>PT33M44S</meta:editing-duration>
    <meta:editing-cycles>20</meta:editing-cycles>
    <meta:generator>LibreOffice/3.5$Linux_x86 LibreOffice_project/350m1$Build-2</meta:generator>
    <meta:document-statistic meta:table-count="0" meta:image-count="0" meta:object-count="0" meta:page-count="1" meta:paragraph-count="22" meta:word-count="147" meta:character-count="983" meta:non-whitespace-character-count="859"/>
  </office:meta>
</office:document-meta>
</file>